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T5" style:parent-style-name="DefaultParagraphFont" style:family="text">
      <style:text-properties fo:font-weight="bold" style:font-weight-asian="bold" fo:font-size="20pt" style:font-size-asian="20pt" style:font-size-complex="20pt"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T8" style:parent-style-name="DefaultParagraphFont" style:family="text">
      <style:text-properties fo:language="fr" fo:country="FR" style:language-asian="fr" style:country-asian="FR" style:language-complex="ar" style:country-complex="SA"/>
    </style:style>
    <style:style style:name="P9" style:parent-style-name="Standard" style:family="paragraph">
      <style:paragraph-properties fo:text-align="end"/>
    </style:style>
    <style:style style:name="T10" style:parent-style-name="DefaultParagraphFont" style:family="text">
      <style:text-properties fo:background-color="#FFFF00"/>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family="graphic" style:name="a2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text:span><text:span text:style-name="T5">EAD</text:span></text:p>
      <text:p text:style-name="Standard"/>
      <text:p text:style-name="P6"><text:span text:style-name="T7">avant</text:span></text:p>
      <text:p text:style-name="Standard"/>
      <text:p text:style-name="Standard"><text:span text:style-name="T8"><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9"><text:span text:style-name="T10">Après</text:span><text:s/></text:p>
      <text:p text:style-name="Standard"/>
      <text:p text:style-name="Standard"/>
      <text:soft-page-break/>
      <text:p text:style-name="Standard"><draw:frame draw:id="id0"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text:s/>content :</text:p>
      <text:p text:style-name="P14"/>
      <text:p text:style-name="Standard">Elle n’as aucun impact seo, et n’est plus traité depuis des années sur beaucoup de navigateur. Et ca n’as jamais ete impactant chez google. 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text:s/>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text:span><text:span text:style-name="Hyperlink">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text:s/>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text:span><text:span text:style-name="Hyperlink">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text:span><text:span text:style-name="Hyperlink">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text:span><text:span text:style-name="Hyperlink">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pt-async-defer</text:span></text:a></text:p>
      <text:p text:style-name="Standard"/>
      <text:p text:style-name="Standard"/>
      <text:p text:style-name="P19">Ajout balise meta Robots :</text:p>
      <text:p text:style-name="Standard"/>
      <text:p text:style-name="Standard">La balise permet de donner un certain nombre dindications aux<text:s/>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text:span><text:span text:style-name="Hyperlink">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text:s/>et ALT attribut:</text:p>
      <text:p text:style-name="Standard"/>
      <text:p text:style-name="Standard">Les images<text:s/>du site 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draw:frame draw:id="id1"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p>
      <text:p text:style-name="Standard"/>
      <text:p text:style-name="Standard">J’ai choisi un serveur pas localisé, et une 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draw:frame draw:id="id2"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p>
      <text:p text:style-name="Standard"/>
      <text:p text:style-name="Standard">On obtiens un dossier image inferieur de plus de 33 fois au poids initial .</text:p>
      <text:p text:style-name="Standard"/>
      <text:p text:style-name="Standard">On passe a 229 Ko au lieu de 7,64 Mo.</text:p>
      <text:p text:style-name="Standard"/>
      <text:p text:style-name="Standard"/>
      <text:p text:style-name="Standard"><draw:frame draw:id="id3"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p>
      <text:p text:style-name="Standard"/>
      <text:p text:style-name="Standard"><draw:frame draw:id="id4"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p>
      <text:p text:style-name="Standard"><draw:frame draw:id="id5"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draw:frame draw:id="id6"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p>
      <text:p text:style-name="Standard"><draw:frame draw:id="id7"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p>
      <text:p text:style-name="Standard"/>
      <text:p text:style-name="Standard"><draw:frame draw:id="id8"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 semantique.</text:p>
      <text:p text:style-name="Standard">Aucune logique n’as été mise en place.</text:p>
      <text:p text:style-name="Standard"/>
      <text:p text:style-name="Standard"><draw:frame draw:id="id9"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p>
      <text:p text:style-name="Standard"/>
      <text:p text:style-name="Standard">Voici le résultat :</text:p>
      <text:p text:style-name="Standard"/>
      <text:p text:style-name="Standard">Global =&gt;</text:p>
      <text:p text:style-name="Standard"/>
      <text:p text:style-name="Standard"><draw:frame draw:id="id10"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p>
      <text:soft-page-break/>
      <text:p text:style-name="Standard"><text:s/>Le main divisé en article,<text:s/></text:p>
      <text:p text:style-name="Standard">comprenant des sections.</text:p>
      <text:p text:style-name="Standard"/>
      <text:p text:style-name="Standard"><draw:frame draw:id="id11"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p>
      <text:p text:style-name="Standard"><draw:frame draw:id="id12"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p>
      <text:p text:style-name="Standard"/>
      <text:p text:style-name="Standard">Le header contiens les deux premiers bloc. Une nav est a l’interieur qui contiens bien l’espace de navigation.</text:p>
      <text:p text:style-name="Standard"/>
      <text:p text:style-name="Standard">Le footer, contiens le dernier bloc dans un but purement semantique.</text:p>
      <text:p text:style-name="Standard"/>
      <text:soft-page-break/>
      <text:p text:style-name="Standard"><draw:frame draw:id="id13"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p>
      <text:p text:style-name="Standard"/>
      <text:p text:style-name="Standard"><draw:frame draw:id="id14"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 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 ou non.</text:p>
      <text:p text:style-name="Standard"/>
      <text:p text:style-name="Standard"/>
      <text:soft-page-break/>
      <text:p text:style-name="Standard"><draw:frame draw:id="id15"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p>
      <text:p text:style-name="Standard"/>
      <text:p text:style-name="Standard"><draw:frame draw:id="id16"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draw:frame draw:id="id17"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p>
      <text:soft-page-break/>
      <text:p text:style-name="Standard"><draw:frame draw:id="id18"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7T09:59:00Z</dc:date>
    <meta:template xlink:href="Normal.dotm" xlink:type="simple"/>
    <meta:editing-cycles>35</meta:editing-cycles>
    <meta:editing-duration>PT0S</meta:editing-duration>
    <meta:user-defined meta:name="Info 1"/>
    <meta:user-defined meta:name="Info 2"/>
    <meta:user-defined meta:name="Info 3"/>
    <meta:user-defined meta:name="Info 4"/>
    <meta:document-statistic meta:page-count="12" meta:paragraph-count="16" meta:word-count="1266" meta:character-count="8219" meta:row-count="58" meta:non-whitespace-character-count="6969"/>
  </office:meta>
</office:document-meta>
</file>